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5500000266A15CD14DE5ABFF87.png" manifest:media-type="image/png"/>
  <manifest:file-entry manifest:full-path="Pictures/10000001000001B000000295F039C8DFBD50E548.png" manifest:media-type="image/png"/>
  <manifest:file-entry manifest:full-path="Pictures/10000001000004A1000001E6CE07A753F7C29F33.png" manifest:media-type="image/png"/>
  <manifest:file-entry manifest:full-path="Pictures/10000001000002290000005A18A0A08FEF52AE5F.png" manifest:media-type="image/png"/>
  <manifest:file-entry manifest:full-path="Pictures/10000001000002B10000026A890EBF398421875C.png" manifest:media-type="image/png"/>
  <manifest:file-entry manifest:full-path="Pictures/1000000100000229000000B6DD8D076FA042D71E.png" manifest:media-type="image/png"/>
  <manifest:file-entry manifest:full-path="Pictures/100000010000023B0000018CC90FFB414E79A514.png" manifest:media-type="image/png"/>
  <manifest:file-entry manifest:full-path="Pictures/100000010000022F0000004C11D895D478ECEEC2.png" manifest:media-type="image/png"/>
  <manifest:file-entry manifest:full-path="Pictures/1000000100000278000000B8385D58B717D1F29A.png" manifest:media-type="image/png"/>
  <manifest:file-entry manifest:full-path="Pictures/10000001000002FE00000206B4B0CA14B3C8ECDE.png" manifest:media-type="image/png"/>
  <manifest:file-entry manifest:full-path="Pictures/10000001000001610000027D61EC81C788F1EC26.png" manifest:media-type="image/png"/>
  <manifest:file-entry manifest:full-path="Pictures/10000001000001A90000003821E3A64F65099AD7.png" manifest:media-type="image/png"/>
  <manifest:file-entry manifest:full-path="Pictures/100000010000016800000060E08811BFE11D91F4.png" manifest:media-type="image/png"/>
  <manifest:file-entry manifest:full-path="Pictures/10000001000002DF000000EA6E617AB723AB95A9.png" manifest:media-type="image/png"/>
  <manifest:file-entry manifest:full-path="Pictures/10000001000002310000016E63F724E2A78E2EDC.png" manifest:media-type="image/png"/>
  <manifest:file-entry manifest:full-path="Pictures/100000010000034C000001A86F5605BD942CF5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 officeooo:rsid="00199153" officeooo:paragraph-rsid="00199153"/>
    </style:style>
    <style:style style:name="P2" style:family="paragraph" style:parent-style-name="Standard">
      <style:text-properties style:font-name="arial" officeooo:rsid="00199153" officeooo:paragraph-rsid="001a6cc6"/>
    </style:style>
    <style:style style:name="P3" style:family="paragraph" style:parent-style-name="Standard">
      <style:text-properties style:font-name="arial" officeooo:rsid="00199153" officeooo:paragraph-rsid="001dca11"/>
    </style:style>
    <style:style style:name="P4" style:family="paragraph" style:parent-style-name="Standard">
      <style:text-properties style:font-name="arial" officeooo:rsid="00199153" officeooo:paragraph-rsid="001ef69d"/>
    </style:style>
    <style:style style:name="P5" style:family="paragraph" style:parent-style-name="Standard">
      <style:text-properties style:font-name="arial" officeooo:rsid="00199153" officeooo:paragraph-rsid="00203607"/>
    </style:style>
    <style:style style:name="P6" style:family="paragraph" style:parent-style-name="Standard">
      <style:text-properties style:font-name="arial" officeooo:rsid="001a6cc6" officeooo:paragraph-rsid="001a6cc6"/>
    </style:style>
    <style:style style:name="P7" style:family="paragraph" style:parent-style-name="Standard">
      <style:text-properties style:font-name="arial" officeooo:rsid="001dca11" officeooo:paragraph-rsid="001dca11"/>
    </style:style>
    <style:style style:name="P8" style:family="paragraph" style:parent-style-name="Standard">
      <style:text-properties style:font-name="arial" fo:font-weight="normal" officeooo:rsid="00199153" officeooo:paragraph-rsid="001ef69d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99153" officeooo:paragraph-rsid="00203607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203607" officeooo:paragraph-rsid="00203607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216631" officeooo:paragraph-rsid="00216631" style:font-weight-asian="normal" style:font-weight-complex="normal"/>
    </style:style>
    <style:style style:name="P12" style:family="paragraph" style:parent-style-name="Standard">
      <style:text-properties style:font-name="arial" fo:font-weight="bold" officeooo:rsid="00199153" officeooo:paragraph-rsid="001ef69d" style:font-weight-asian="bold" style:font-weight-complex="bold"/>
    </style:style>
    <style:style style:name="P13" style:family="paragraph" style:parent-style-name="Standard">
      <style:text-properties style:font-name="arial" fo:font-weight="bold" officeooo:rsid="00199153" officeooo:paragraph-rsid="00199153" style:font-weight-asian="bold" style:font-weight-complex="bold"/>
    </style:style>
    <style:style style:name="P14" style:family="paragraph" style:parent-style-name="Standard">
      <style:text-properties style:font-name="arial" fo:font-weight="bold" officeooo:rsid="00199153" officeooo:paragraph-rsid="001a6cc6" style:font-weight-asian="bold" style:font-weight-complex="bold"/>
    </style:style>
    <style:style style:name="P15" style:family="paragraph" style:parent-style-name="Standard">
      <style:text-properties style:font-name="arial" fo:font-weight="bold" officeooo:rsid="00199153" officeooo:paragraph-rsid="0020360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5bc6" style:font-weight-asian="bold" style:font-weight-complex="bold"/>
    </style:style>
    <style:style style:name="T3" style:family="text">
      <style:text-properties officeooo:rsid="001a6cc6"/>
    </style:style>
    <style:style style:name="T4" style:family="text">
      <style:text-properties officeooo:rsid="001ed393"/>
    </style:style>
    <style:style style:name="T5" style:family="text">
      <style:text-properties officeooo:rsid="001ef69d"/>
    </style:style>
    <style:style style:name="T6" style:family="text">
      <style:text-properties officeooo:rsid="00203607"/>
    </style:style>
    <style:style style:name="T7" style:family="text">
      <style:text-properties officeooo:rsid="0022f8eb"/>
    </style:style>
    <style:style style:name="T8" style:family="text">
      <style:text-properties officeooo:rsid="0025c5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96cm, 0.004cm, 0.758cm, 0.2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22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2.12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EDCLOUD<text:line-break/>Relatório de </text:span><text:span text:style-name="T2">casos de teste</text:span></text:p>
      <text:p text:style-name="P1"><text:span text:style-name="T1"/></text:p>
      <text:p text:style-name="P12">Requisito: R<text:span text:style-name="T3">D</text:span><text:span text:style-name="T5">1</text:span></text:p>
      <text:p text:style-name="P4">Caso de teste: <text:span text:style-name="T3">Verificar o desempenho </text:span><text:span text:style-name="T5">do armazenamento local.</text:span></text:p>
      <text:p text:style-name="P4"><text:span text:style-name="T3">Data: 04/09/2023 09:</text:span><text:span text:style-name="T5">49</text:span><text:span text:style-name="T3"><text:line-break/></text:span></text:p>
      <text:p text:style-name="P8"><text:span text:style-name="T3">Esperado: </text:span><text:span text:style-name="T5">Não encontrar dados e arquivos que prejudiquem o desempenho da página.</text:span><text:span text:style-name="T3"><text:line-break/><text:line-break/>Constatado: </text:span><text:span text:style-name="T5">O site armazena no local storage um dado que prejudica o desempenho do site.</text:span></text:p>
      <text:p text:style-name="P8"><draw:frame draw:style-name="fr1" draw:name="Figura5" text:anchor-type="char" svg:x="-0.032cm" svg:y="0.132cm" svg:width="14.631cm" svg:height="2.381cm" draw:z-index="4"><draw:image xlink:href="Pictures/10000001000002290000005A18A0A08FEF52AE5F.png" xlink:type="simple" xlink:show="embed" xlink:actuate="onLoad" draw:mime-type="image/png"/></draw:frame></text:p>
      <text:p text:style-name="P8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3">Requisito: R<text:span text:style-name="T3">D2</text:span></text:p>
      <text:p text:style-name="P2">Caso de teste: <text:span text:style-name="T3">Verificar o desempenho assim que </text:span><text:span text:style-name="T4">a página</text:span><text:span text:style-name="T3"> é carregad</text:span><text:span text:style-name="T4">a.</text:span></text:p>
      <text:p text:style-name="P2"><text:span text:style-name="T3">Data: 04/09/2023 09:22<text:line-break/></text:span></text:p>
      <text:p text:style-name="P5"><text:span text:style-name="T3">Esperado: Console sem erros e bugs.<text:line-break/><text:line-break/>Constatado: O site já inicia com um bug.</text:span></text:p>
      <text:p text:style-name="P5"><text:span text:style-name="T6">Erro:</text:span></text:p>
      <text:p text:style-name="P2"><draw:frame draw:style-name="fr4" draw:name="Figura1" text:anchor-type="char" svg:x="0.074cm" svg:y="0.217cm" svg:width="14.631cm" svg:height="2.69cm" draw:z-index="0"><draw:image xlink:href="Pictures/1000000100000229000000B6DD8D076FA042D71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pan text:style-name="T6">N</text:span><text:span text:style-name="T3">o código:</text:span><text:line-break/><draw:frame draw:style-name="fr3" draw:name="Figura2" text:anchor-type="char" svg:x="0.127cm" svg:y="0.63cm" svg:width="14.564cm" svg:height="2.011cm" draw:z-index="1"><draw:image xlink:href="Pictures/100000010000022F0000004C11D895D478ECEEC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14">Requisito: R<text:span text:style-name="T3">D2</text:span></text:p>
      <text:p text:style-name="P2">Caso de teste: <text:span text:style-name="T6">Verifica a funcionalidade</text:span><text:span text:style-name="T3"> de login </text:span><text:span text:style-name="T4">da Página inicial.</text:span></text:p>
      <text:p text:style-name="P2"><text:span text:style-name="T3">Data: 04/09/2023 09:24<text:line-break/></text:span></text:p>
      <text:p text:style-name="P2"><text:span text:style-name="T3">Esperado: Sem queda ou erros de desempenho.<text:line-break/><text:line-break/>Constatado: Assim que a funcionalidade de entrar, seja no botão do Header ou </text:span></text:p>
      <text:p text:style-name="P5"><text:span text:style-name="T3">do botão do formulário de teste, é acionada, surge um loop de bugs no console.</text:span></text:p>
      <text:p text:style-name="P5"><text:span text:style-name="T6">Erro</text:span><text:span text:style-name="T3"><text:line-break/><text:line-break/></text:span><draw:frame draw:style-name="fr1" draw:name="Figura3" text:anchor-type="char" svg:x="0.101cm" svg:y="0.741cm" svg:width="11.245cm" svg:height="1.482cm" draw:z-index="2"><draw:image xlink:href="Pictures/10000001000001A90000003821E3A64F65099AD7.png" xlink:type="simple" xlink:show="embed" xlink:actuate="onLoad" draw:mime-type="image/png"/></draw:frame><text:span text:style-name="T3"><text:line-break/><text:line-break/></text:span></text:p>
      <text:p text:style-name="P7">No código: </text:p>
      <text:p text:style-name="P7"><draw:frame draw:style-name="fr1" draw:name="Figura4" text:anchor-type="char" svg:x="0.139cm" svg:y="0.355cm" svg:width="9.525cm" svg:height="2.54cm" draw:z-index="3"><draw:image xlink:href="Pictures/100000010000016800000060E08811BFE11D91F4.png" xlink:type="simple" xlink:show="embed" xlink:actuate="onLoad" draw:mime-type="image/png"/></draw:frame></text:p>
      <text:p text:style-name="P3"><text:soft-page-break/><text:span text:style-name="T3">OBS: Por esse motivo </text:span><text:span text:style-name="T6">associei </text:span><text:span text:style-name="T3">a funcionalidade de login a RD2.</text:span></text:p>
      <text:p text:style-name="P3"/>
      <text:p text:style-name="P15">Requisito: R<text:span text:style-name="T6">L1</text:span></text:p>
      <text:p text:style-name="P5">Caso de teste: <text:span text:style-name="T6">Verifica a responsividade e o comportamento da página inicial em diferentes resoluções</text:span></text:p>
      <text:p text:style-name="P5"><text:span text:style-name="T3">Data: 04/09/2023 09:</text:span><text:span text:style-name="T6">55</text:span><text:span text:style-name="T3"><text:line-break/></text:span></text:p>
      <text:p text:style-name="P9"><text:span text:style-name="T3">Esperado: </text:span><text:span text:style-name="T5">Não encontrar </text:span><text:span text:style-name="T6">problemas relacionados a parte estética e visual da pagina</text:span><text:span text:style-name="T3"><text:line-break/><text:line-break/>Constatado: </text:span><text:span text:style-name="T5">O site </text:span><text:span text:style-name="T6">apresenta alguns erros de layout como demonstrados nas imagens anexadas.</text:span></text:p>
      <text:p text:style-name="P9"/>
      <text:p text:style-name="P10">Erro 1: Sobreposição de texto e imagem</text:p>
      <text:p text:style-name="P10"><draw:frame draw:style-name="fr1" draw:name="Figura6" text:anchor-type="char" svg:x="1.129cm" svg:y="0.106cm" svg:width="10.363cm" svg:height="7.008cm" draw:z-index="5"><draw:image xlink:href="Pictures/10000001000002FE00000206B4B0CA14B3C8ECD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2: Sobreposição de arcos e texto.</text:p>
      <text:p text:style-name="P10"><draw:frame draw:style-name="fr1" draw:name="Figura7" text:anchor-type="char" svg:x="1.356cm" svg:y="0.169cm" svg:width="10.488cm" svg:height="3.679cm" draw:z-index="6"><draw:image xlink:href="Pictures/10000001000002DF000000EA6E617AB723AB95A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3: Imagem não muda de posição e aparece minúscula e cortada.</text:p>
      <text:p text:style-name="P10"><draw:frame draw:style-name="fr2" draw:name="Figura8" text:anchor-type="char" svg:x="2.309cm" svg:y="0.224cm" svg:width="9.208cm" svg:height="6.542cm" draw:z-index="7"><draw:image xlink:href="Pictures/10000001000002B10000026A890EBF398421875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Erro 4: Imagens minúsculas na seção de RIS.</text:p>
      <text:p text:style-name="P10"><draw:frame draw:style-name="fr1" draw:name="Figura9" text:anchor-type="char" svg:x="0.905cm" svg:y="0.36cm" svg:width="10.43cm" svg:height="6.805cm" draw:z-index="8"><draw:image xlink:href="Pictures/10000001000002310000016E63F724E2A78E2ED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5: Sobreposição de texto.</text:p>
      <text:p text:style-name="P10"><draw:frame draw:style-name="fr1" draw:name="Figura10" text:anchor-type="char" svg:x="0.45cm" svg:y="0.333cm" svg:width="10.915cm" svg:height="7.571cm" draw:z-index="9"><draw:image xlink:href="Pictures/100000010000023B0000018CC90FFB414E79A51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6: Logos de parceiros minúsculas.</text:p>
      <text:p text:style-name="P10"><draw:frame draw:style-name="fr1" draw:name="Figura11" text:anchor-type="char" svg:x="0.139cm" svg:y="0.445cm" svg:width="13.94cm" svg:height="4.059cm" draw:z-index="10"><draw:image xlink:href="Pictures/1000000100000278000000B8385D58B717D1F29A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Requisito: R<text:span text:style-name="T6">L1</text:span></text:p>
      <text:p text:style-name="P5">Caso de teste: <text:span text:style-name="T6">Verifica se a página tem informações com imagens condizentes.</text:span></text:p>
      <text:p text:style-name="P5"><text:span text:style-name="T3">Data: 04/09/2023 </text:span><text:span text:style-name="T6">10:12</text:span><text:span text:style-name="T3"><text:line-break/></text:span></text:p>
      <text:p text:style-name="P9"><text:soft-page-break/><text:span text:style-name="T3">Esperado: </text:span><text:span text:style-name="T5">Não encontrar </text:span><text:span text:style-name="T6">nenhuma incoerência entre informação e imagens.</text:span><text:span text:style-name="T3"><text:line-break/><text:line-break/>Constatado: </text:span><text:span text:style-name="T6">informações sobre uso em SmartTV com imagem de smartphone.</text:span></text:p>
      <text:p text:style-name="P9"/>
      <text:p text:style-name="P10">Erro: </text:p>
      <text:p text:style-name="P9"><draw:frame draw:style-name="fr1" draw:name="Figura12" text:anchor-type="char" svg:x="1.617cm" svg:y="0cm" svg:width="11.015cm" svg:height="5.533cm" draw:z-index="11"><draw:image xlink:href="Pictures/100000010000034C000001A86F5605BD942CF537.png" xlink:type="simple" xlink:show="embed" xlink:actuate="onLoad" draw:mime-type="image/png"/></draw:frame>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Requisito: R<text:span text:style-name="T6">L2</text:span></text:p>
      <text:p text:style-name="P5">Caso de teste: <text:span text:style-name="T6">Verifica a responsividade e o comportamento da página inicial em diferentes resoluções.</text:span></text:p>
      <text:p text:style-name="P5"><text:span text:style-name="T3">Data: 04/09/2023 </text:span><text:span text:style-name="T6">10:</text:span><text:span text:style-name="T7">25</text:span><text:span text:style-name="T3"><text:line-break/></text:span></text:p>
      <text:p text:style-name="P9"><text:span text:style-name="T3">Esperado: </text:span><text:span text:style-name="T5">Não encontrar </text:span><text:span text:style-name="T6">problemas relacionados a parte estética e visual da pagina.</text:span><text:span text:style-name="T3"><text:line-break/><text:line-break/>Constatado: </text:span><text:span text:style-name="T6">Toda a diagramação do site possui erros.</text:span></text:p>
      <text:p text:style-name="P9"><draw:frame draw:style-name="fr1" draw:name="Figura13" text:anchor-type="char" svg:x="5.442cm" svg:y="0.309cm" svg:width="7.227cm" svg:height="13.04cm" draw:z-index="12"><draw:image xlink:href="Pictures/10000001000001610000027D61EC81C788F1EC26.png" xlink:type="simple" xlink:show="embed" xlink:actuate="onLoad" draw:mime-type="image/png"/></draw:frame></text:p>
      <text:p text:style-name="P10">Erro: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<text:soft-page-break/>Requisito: R<text:span text:style-name="T6">L3</text:span></text:p>
      <text:p text:style-name="P5">Caso de teste: <text:span text:style-name="T6">Verifica a responsividade e o comportamento da página inicial em diferentes resoluções.</text:span></text:p>
      <text:p text:style-name="P5"><text:span text:style-name="T3">Data: 04/09/2023 </text:span><text:span text:style-name="T6">10:</text:span><text:span text:style-name="T7">30</text:span><text:span text:style-name="T3"><text:line-break/></text:span></text:p>
      <text:p text:style-name="P9"><text:span text:style-name="T3">Esperado: </text:span><text:span text:style-name="T5">Não encontrar </text:span><text:span text:style-name="T6">problemas relacionados a parte estética e visual da pagina.</text:span><text:span text:style-name="T3"><text:line-break/><text:line-break/>Constatado: </text:span><text:span text:style-name="T6">Alguns problemas com o layout da página</text:span></text:p>
      <text:p text:style-name="P9"/>
      <text:p text:style-name="P10">Erro 1: Cards com texto saindo excedendo a margem.</text:p>
      <text:p text:style-name="P10"><draw:frame draw:style-name="fr1" draw:name="Figura14" text:anchor-type="char" svg:x="4.637cm" svg:y="0.296cm" svg:width="7.278cm" svg:height="9.8cm" draw:z-index="13"><draw:image xlink:href="Pictures/10000001000001B000000295F039C8DFBD50E54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2: Diagramação do texto inadequada, apenas 2 palavras por linha, o que torna difícil <text:span text:style-name="T8">e demorada</text:span> a leitura.</text:p>
      <text:p text:style-name="P10"><draw:frame draw:style-name="fr1" draw:name="Figura15" text:anchor-type="char" svg:x="2.6cm" svg:y="0.326cm" svg:width="9.668cm" svg:height="9.943cm" draw:z-index="14"><draw:image xlink:href="Pictures/100000010000025500000266A15CD14DE5ABFF87.png" xlink:type="simple" xlink:show="embed" xlink:actuate="onLoad" draw:mime-type="image/png"/></draw:frame></text:p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Erro 3: Foto de colaborador inexistente</text:p>
      <text:p text:style-name="P11"><draw:frame draw:style-name="fr1" draw:name="Figura16" text:anchor-type="char" svg:x="0.827cm" svg:y="0.275cm" svg:width="16.173cm" svg:height="6.632cm" draw:z-index="15"><draw:image xlink:href="Pictures/10000001000004A1000001E6CE07A753F7C29F33.png" xlink:type="simple" xlink:show="embed" xlink:actuate="onLoad" draw:mime-type="image/png"/></draw:frame>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06:39:45.758028265</meta:creation-date>
    <dc:date>2023-09-04T12:23:47.401427570</dc:date>
    <meta:editing-duration>PT5H43M57S</meta:editing-duration>
    <meta:editing-cycles>11</meta:editing-cycles>
    <meta:generator>LibreOffice/7.5.5.2$Linux_X86_64 LibreOffice_project/50$Build-2</meta:generator>
    <meta:document-statistic meta:table-count="0" meta:image-count="16" meta:object-count="0" meta:page-count="6" meta:paragraph-count="47" meta:word-count="388" meta:character-count="2474" meta:non-whitespace-character-count="2108"/>
  </office:meta>
</office:document-meta>
</file>